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Nadpis1" style:family="paragraph">
      <style:paragraph-properties fo:text-align="justify"/>
    </style:style>
    <style:style style:name="T19" style:parent-style-name="instrukce" style:family="text">
      <style:text-properties style:use-window-font-color="true"/>
    </style:style>
    <style:style style:name="P20" style:parent-style-name="Základnítext" style:family="paragraph">
      <style:text-properties fo:font-weight="bold" style:font-weight-asian="bold"/>
    </style:style>
    <style:style style:name="T21" style:parent-style-name="Standardnípísmoodstavce" style:family="text">
      <style:text-properties fo:font-weight="bold" style:font-weight-asian="bold"/>
    </style:style>
    <style:style style:name="T22" style:parent-style-name="Standardnípísmoodstavce" style:family="text">
      <style:text-properties fo:font-weight="bold" style:font-weight-asian="bold"/>
    </style:style>
    <style:style style:name="T23" style:parent-style-name="Značkapozn.podčarou" style:family="text">
      <style:text-properties fo:font-weight="normal" style:font-weight-asian="normal" fo:font-size="9pt" style:font-size-asian="9pt"/>
    </style:style>
    <style:style style:name="P24" style:parent-style-name="podpis" style:family="paragraph">
      <style:paragraph-properties fo:margin-top="0.3333in"/>
    </style:style>
    <style:style style:name="P25" style:parent-style-name="Příloha" style:family="paragraph">
      <style:text-properties fo:font-weight="normal" style:font-weight-asian="normal"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26/2024</text:p>
            <text:p text:style-name="Normální">KVOP-15832/2024</text:p>
            <text:p text:style-name="Normální">18. 04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MUDr.<text:s/>M. K.</text:p>
            <text:p text:style-name="Normální"/>
            <text:p text:style-name="Normální"><text:span text:style-name="T17">e-mail:<text:s/></text:span></text:p>
            <text:p text:style-name="Normální"><text:s text:c="7"/></text:p>
            <text:p text:style-name="Normální"/>
            <text:p text:style-name="Normální"/>
          </table:table-cell>
        </table:table-row>
      </table:table>
      <text:h text:style-name="Nadpis1" text:outline-level="1">Sdělení<text:s/>o vyřízení žádosti o informace</text:h>
      <text:h text:style-name="P18" text:outline-level="1">podle zákona č. 106/1999 Sb., o svobodném přístupu k informacím</text:h>
      <text:p text:style-name="Základnítext">Vážená paní doktorko,</text:p>
      <text:p text:style-name="Základnítext">dne<text:s/><text:span text:style-name="T19">12. dubna 2024</text:span><text:s/>obdržel veřejný ochránce práv Vaši žádost o informace. Žádáte o poskytnutí zprávy z návštěvy zařízení<text:s/>D., sp. zn. 18/2023/NZ/TH, č. j. KVOP-44523/2023. Zároveň se dotazujete, proč zpráva není v Evidenci stanovisek ombudsmana (ESO).</text:p>
      <text:p text:style-name="P20">Zprávu v anonymizované podobě (s výjimkou jmen osob pověřených vedením zařízení) Vám zasílám v příloze.</text:p>
      <text:p text:style-name="Základnítext"><text:span text:style-name="T21">K Vašemu dotazu uvádím, že zpráva není v Evidenci stanovisek ombudsmana, protože spis z návštěvy zařízení nebyl doposud uzavřen. Anonymizovanou zprávu z návštěvy zařízení a obdržená vyjádření zařízení veřejný ochránce práv zveřejní v Evidenci stanov</text:span><text:span text:style-name="T22">isek ombudsmana po ukončení vzájemné komunikace se zařízením.</text:span><text:span text:style-name="Značkapozn.podčarou"><text:note text:note-class="footnote" text:id="_ftn0"><text:note-citation>1</text:note-citation><text:note-body><text:p text:style-name="Textpozn.podčarou"><text:s/><text:span text:style-name="T23"><text:tab/></text:span>Evidence stanovisek ochrance (ESO) je dostupná z <text:a xlink:href="https://eso.ochrance.cz" office:target-frame-name="_top" xlink:show="replace"><text:span text:style-name="Hypertextovýodkaz">https://eso.ochrance.cz</text:span></text:a>.</text:p><text:p text:style-name="Textpozn.podčarou"/></text:note-body></text:note></text:span></text:p>
      <text:p text:style-name="Základnítext">S pozdravem</text:p>
      <text:p text:style-name="Základnítext"/>
      <text:p text:style-name="Základnítext"/>
      <text:p text:style-name="P24">JUDr. Pavel Pořízek, Ph.D. v. r.</text:p>
      <text:p text:style-name="podpis">vedoucí Kanceláře veřejného<text:s/>ochránce práv</text:p>
      <text:p text:style-name="podpis">(podepsáno elektronicky)</text:p>
      <text:p text:style-name="podpis"/>
      <text:p text:style-name="podpis"/>
      <text:p text:style-name="podpis"/>
      <text:p text:style-name="Příloha">Příloha</text:p>
      <text:p text:style-name="P25">Zpráva z návštěvy zařízení ze dne 5. prosince 2023, sp. zn. 18/2023/NZ/TH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EC4V*</text:span></text:p>
        <text:p text:style-name="P12"><text:span text:style-name="T13">KVOPX00EEC4V</text:span>KVOPX00EEC4V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5-07T08:06:00Z</meta:creation-date>
    <dc:date>2024-05-07T08:09:00Z</dc:date>
    <meta:print-date>2024-04-18T09:44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63" meta:character-count="1127" meta:row-count="8" meta:non-whitespace-character-count="966"/>
  </office:meta>
</office:document-meta>
</file>